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emo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'émotion au cœur de vos voy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…</text:p>
              </text:list-item>
              <text:list-item>
                <text:p/>
              </text:list-item>
              <text:list-item>
                <text:p/>
              </text:list-item>
              <text:list-item>
                <text:p>Pourquoi on est la ?</text:p>
                <text:list>
                  <text:list-item>
                    <text:p>Envie de lancer boite</text:p>
                  </text:list-item>
                  <text:list-item>
                    <text:p>Rencontrer g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otre 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b des OT qui veulent se moderniser</text:p>
              </text:list-item>
              <text:list-item>
                <text:p/>
              </text:list-item>
              <text:list-item>
                <text:p>Envie de dev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otre objecti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marché actu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iffres</text:p>
              </text:list-item>
              <text:list-item>
                <text:p>Blabla (vous les connaissez « 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vant voyage</text:p>
              </text:list-item>
              <text:list-item>
                <text:p>Pendant</text:p>
              </text:list-item>
              <text:list-item>
                <text:p>Ap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a dém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t les données 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usiness Mode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ning prévision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7 mois de dev</text:p>
              </text:list-item>
              <text:list-item>
                <text:p>Lancement de l'app : 21 décembre 20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t la techn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rci l'org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04:29:49.749990403</meta:creation-date>
    <dc:date>2014-02-01T04:45:31.976997376</dc:date>
    <meta:editing-duration>P0D</meta:editing-duration>
    <meta:editing-cycles>1</meta:editing-cycles>
    <meta:document-statistic meta:object-count="77"/>
    <meta:generator>LibreOffice/4.1.4.2$Linux_X86_64 LibreOffice_project/410m0$Build-2</meta:generator>
  </office:meta>
</office:document-meta>
</file>